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a0a" officeooo:paragraph-rsid="00040a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ML code her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01-21T08:39:51.826000000</dc:date>
    <meta:editing-duration>PT47S</meta:editing-duration>
    <meta:editing-cycles>3</meta:editing-cycles>
    <meta:document-statistic meta:table-count="0" meta:image-count="0" meta:object-count="0" meta:page-count="1" meta:paragraph-count="1" meta:word-count="4" meta:character-count="16" meta:non-whitespace-character-count="13"/>
  </office:meta>
</office:document-meta>
</file>